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123"/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27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28" style:family="table-cell" style:parent-style-name="Default" style:data-style-name="N123"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7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13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14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15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42" style:family="table-cell" style:parent-style-name="Default" style:data-style-name="N40">
      <style:text-properties fo:font-size="8pt" style:font-size-asian="8pt" style:font-size-complex="8pt"/>
    </style:style>
    <style:style style:name="ce17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R du 10_05</text:p>
          </table:table-cell>
          <table:covered-table-cell/>
          <table:table-cell table:style-name="ce23" table:formula="of:=[$'Semaine 1'.B20]" office:value-type="string" office:string-value="Cette semaine a été passée à me familiariser avec le sujet et en découvrir des écrits académiques" calcext:value-type="string" table:number-columns-spanned="9" table:number-rows-spanned="1">
            <text:p>Cette semaine a été passée à me familiariser avec le sujet et en découvrir des écrits académiques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17_05</text:p>
          </table:table-cell>
          <table:covered-table-cell/>
          <table:table-cell table:style-name="ce23" table:formula="of:=[$'Semaine 2'.B19]" office:value-type="string" office:string-value="Codage d’un PacMan à nouvements atomiques (cf. Archivage/PacMan_v0) et un à mouvements continus (cf. WIP/PacMan)" calcext:value-type="string" table:number-columns-spanned="9" table:number-rows-spanned="1">
            <text:p>Codage d’un PacMan à nouvements atomiques (cf. Archivage/PacMan_v0) et un à mouvements continus (cf. WIP/PacMan)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24_05</text:p>
          </table:table-cell>
          <table:covered-table-cell/>
          <table:table-cell table:style-name="ce23" table:formula="of:=[$'Semaine 3'.B19]" office:value-type="string" office:string-value="Continuation sur le Pacman &amp;&amp; début de mise en place de l’interface" calcext:value-type="string" table:number-columns-spanned="9" table:number-rows-spanned="1">
            <text:p>Continuation sur le Pacman &amp;&amp; début de mise en place de l’interface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03_06</text:p>
          </table:table-cell>
          <table:covered-table-cell/>
          <table:table-cell table:style-name="ce23" table:formula="of:=[$'Semaine 4'.B17]" office:value-type="string" office:string-value="Mise en œuvre d’une interface graphique" calcext:value-type="string" table:number-columns-spanned="9" table:number-rows-spanned="1">
            <text:p>Mise en œuvre d’une interface graphique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07_06</text:p>
          </table:table-cell>
          <table:covered-table-cell/>
          <table:table-cell table:style-name="ce23" table:formula="of:=[$'Semaine 5'.B17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14_06</text:p>
          </table:table-cell>
          <table:covered-table-cell/>
          <table:table-cell table:style-name="ce23" table:formula="of:=[$'Semaine 6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1" table:number-rows-spanned="1">
            <text:p><text:span text:style-name="T1">Toutes informations supplémentaires sont accessibles à l’adresse suivante : </text:span><text:span text:style-name="T1"><text:a xlink:href="https://github.com/ValentinLebouvier/TAL2019" xlink:type="simple">https://github.com/ValentinLebouvier/TAL2019</text:a></text:span><text:span text:style-name="T1"> </text:span>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Travail Initial Demandé </text:p>
          </table:table-cell>
          <table:covered-table-cell/>
          <table:table-cell table:style-name="ce23" office:value-type="string" calcext:value-type="string" table:number-columns-spanned="9" table:number-rows-spanned="1">
            <text:p>Objectif 1 : Comprendre le modèle des Behaviour Trees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9" table:number-rows-spanned="1">
            <text:p>Objectif 2 : Étudier une possible mise en place d’un TP pour L2 en POO introduisant la notion de BT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9" table:number-rows-spanned="1">
            <text:p>(Opt.) Objectif 3 : Étudier les possibles implémentations pour le mission planning</text:p>
          </table:table-cell>
          <table:covered-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Total :</text:p>
          </table:table-cell>
          <table:table-cell table:style-name="ce24" table:formula="of:=SUM([$'Semaine 1'.B9];[$'Semaine 2'.B9];[$'Semaine 3'.B9];[$'Semaine 4'.B8];[$'Semaine 5'.B8];[$'Semaine 6'.B9])" office:value-type="time" office:time-value="PT123H00M00S" calcext:value-type="time">
            <text:p>123:00</text:p>
          </table:table-cell>
          <table:table-cell table:number-columns-repeated="9"/>
        </table:table-row>
      </table:table>
      <table:table table:name="Semaine 1" table:style-name="ta1">
        <table:table-column table:style-name="co3" table:default-cell-style-name="Default"/>
        <table:table-column table:style-name="co4" table:default-cell-style-name="ce33"/>
        <table:table-column table:style-name="co4" table:number-columns-repeated="24" table:default-cell-style-name="Default"/>
        <table:table-row table:style-name="ro1">
          <table:table-cell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25" office:value-type="date" office:date-value="2019-05-06" calcext:value-type="date">
            <text:p>lundi 6 mai</text:p>
          </table:table-cell>
          <table:table-cell table:number-columns-repeated="11"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table:style-name="ce25" office:value-type="date" office:date-value="2019-05-07" calcext:value-type="date">
            <text:p>mardi 7 mai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table:style-name="ce25" office:value-type="date" office:date-value="2019-05-08" calcext:value-type="date">
            <text:p>mercredi 8 mai</text:p>
          </table:table-cell>
          <table:table-cell table:number-columns-repeated="24" table:style-name="ce27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table:style-name="ce25" office:value-type="date" office:date-value="2019-05-09" calcext:value-type="date">
            <text:p>jeudi 9 mai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"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8H00M00S" calcext:value-type="time">
            <text:p>08:00</text:p>
          </table:table-cell>
        </table:table-row>
        <table:table-row table:style-name="ro1">
          <table:table-cell table:style-name="ce25" office:value-type="date" office:date-value="2019-05-10" calcext:value-type="date">
            <text:p>vendredi 10 mai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number-columns-repeated="10" table:style-name="ce27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6H00M00S" calcext:value-type="time">
            <text:p>06: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28" table:formula="of:=SUM([.Z2:.Z6])" office:value-type="time" office:time-value="PT24H30M00S" calcext:value-type="time">
            <text:p>24:30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 calcext:value-type="string" table:number-columns-spanned="25" table:number-rows-spanned="1">
            <text:p>Toutes informations supplémentaires sont accessibles ici : <text:a xlink:href="https://github.com/ValentinLebouvier/TAL2019" xlink:type="simple">https://github.com/ValentinLebouvier/TAL2019</text:a> </text:p>
          </table:table-cell>
          <table:covered-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style-name="ce25" table:formula="of:=[.A2]" office:value-type="date" office:date-value="2019-05-06" calcext:value-type="date">
            <text:p>lundi 6 mai</text:p>
          </table:table-cell>
          <table:table-cell table:style-name="ce35" office:value-type="string" calcext:value-type="string" table:number-columns-spanned="25" table:number-rows-spanned="1">
            <text:p>Découverte du sujet (3h) &amp; Installation Anaconda (0h30) : pyTree library documentation</text:p>
          </table:table-cell>
          <table:covered-table-cell table:number-columns-repeated="24" table:style-name="ce10"/>
        </table:table-row>
        <table:table-row table:style-name="ro1">
          <table:table-cell table:style-name="ce25" table:formula="of:=[.A3]" office:value-type="date" office:date-value="2019-05-07" calcext:value-type="date">
            <text:p>mardi 7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 : Behavior Trees in Robotics and AI(198p)</text:p>
          </table:table-cell>
          <table:covered-table-cell table:number-columns-repeated="24" table:style-name="ce10"/>
        </table:table-row>
        <table:table-row table:style-name="ro1">
          <table:table-cell table:style-name="ce25" table:formula="of:=[.A4]" office:value-type="date" office:date-value="2019-05-08" calcext:value-type="date">
            <text:p>mercredi 8 mai</text:p>
          </table:table-cell>
          <table:table-cell table:number-columns-spanned="25" table:number-rows-spanned="1"/>
          <table:covered-table-cell table:number-columns-repeated="24" table:style-name="ce10"/>
        </table:table-row>
        <table:table-row table:style-name="ro1">
          <table:table-cell table:style-name="ce25" table:formula="of:=[.A5]" office:value-type="date" office:date-value="2019-05-09" calcext:value-type="date">
            <text:p>jeudi 9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 &amp; Pistes de réflexion sur le TP pour l2 (1h) : Toward a Unified Behaviour Trees Framework For Robot Control (8p)</text:p>
          </table:table-cell>
          <table:covered-table-cell table:number-columns-repeated="24" table:style-name="ce10"/>
        </table:table-row>
        <table:table-row table:style-name="ro1">
          <table:table-cell table:style-name="ce25" table:formula="of:=[.A6]" office:value-type="date" office:date-value="2019-05-10" calcext:value-type="date">
            <text:p>vendredi 10 mai</text:p>
          </table:table-cell>
          <table:table-cell office:value-type="string" calcext:value-type="string" table:number-columns-spanned="25" table:number-rows-spanned="1">
            <text:p>Réunion référent &amp; Recherche de sources (1h) &amp; lecture et synthèse de documents (4h) &amp; CR+Diapo (1h) : Behaviour Trees for Evolutionary Robotics Reducing the Reality Gap (128p)</text:p>
          </table:table-cell>
          <table:covered-table-cell table:number-columns-repeated="24" table:style-name="ce10"/>
        </table:table-row>
        <table:table-row table:style-name="ro1">
          <table:table-cell/>
          <table:table-cell table:style-name="ce10" table:number-columns-repeated="25"/>
        </table:table-row>
        <table:table-row table:style-name="ro1">
          <table:table-cell office:value-type="string" calcext:value-type="string">
            <text:p>Compte Rendu</text:p>
          </table:table-cell>
          <table:table-cell office:value-type="string" calcext:value-type="string" table:number-columns-spanned="25" table:number-rows-spanned="1">
            <text:p>Cette semaine a été passée à me familiariser avec le sujet et en découvrir des écrits académiques</text:p>
          </table:table-cell>
          <table:covered-table-cell table:number-columns-repeated="24" table:style-name="ce10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3" table:default-cell-style-name="ce25"/>
        <table:table-column table:style-name="co4" table:default-cell-style-name="ce12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9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6H00M00S" calcext:value-type="time">
            <text:p>06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28" table:formula="of:=SUM([.Z2:.Z6])" office:value-type="time" office:time-value="PT35H30M00S" calcext:value-type="time">
            <text:p>35:3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35" office:value-type="string" calcext:value-type="string" table:number-columns-spanned="25" table:number-rows-spanned="1">
            <text:p>Recherche d’un exemple de BT et mise en place (5h) &amp; tentative installation pyTree sur anaconda (2h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33" office:value-type="string" calcext:value-type="string" table:number-columns-spanned="25" table:number-rows-spanned="1">
            <text:p>Fin installation de pyTrees sur anaconda(1h) &amp; écriture d’un exemple de BT avec pyTrees (ex 1&amp;2 (60+..l), ~1.5h) &amp; réunion encadrant(~1h) &amp; développement de BTs pour PacMan (1h) &amp; écriture d’un engine pour faire un PacMan (66l,3.5h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33" office:value-type="string" calcext:value-type="string" table:number-columns-spanned="25" table:number-rows-spanned="1">
            <text:p>Écriture de l’engine PacMan et de 2 modes de fonctionnement pour PacMan (7h30, ~360l.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33" office:value-type="string" calcext:value-type="string" table:number-columns-spanned="25" table:number-rows-spanned="1">
            <text:p>Passage a un mode fonctionnel de PacMan (voir commit Pacman_v0) puis changement pour un engine en continu (7h30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33" office:value-type="string" calcext:value-type="string" table:number-columns-spanned="25" table:number-rows-spanned="1">
            <text:p>Continuation sur le modèle continu et mise au propre d’élements pour le rapport 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office:value-type="string" calcext:value-type="string" table:number-columns-spanned="25" table:number-rows-spanned="1">
            <text:p>Codage d’un PacMan à nouvements atomiques (cf. Archivage/PacMan_v0) et un à mouvements continus (cf. WIP/PacMan)</text:p>
          </table:table-cell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3" table:default-cell-style-name="ce25"/>
        <table:table-column table:style-name="co4" table:default-cell-style-name="ce13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7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6H30M00S" calcext:value-type="time">
            <text:p>06:3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28" table:formula="of:=SUM([.Z2:.Z6])" office:value-type="time" office:time-value="PT35H00M00S" calcext:value-type="time">
            <text:p>35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35" office:value-type="string" calcext:value-type="string" table:number-columns-spanned="25" table:number-rows-spanned="1">
            <text:p>Terminer d’écrire la v1 du pacman continu &amp;&amp; début d’implémentation des détections inter-agents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33" office:value-type="string" calcext:value-type="string" table:number-columns-spanned="25" table:number-rows-spanned="1">
            <text:p>Implémentation de la chasse aux PacGums &amp;&amp; débugs liés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33" office:value-type="string" calcext:value-type="string" table:number-columns-spanned="25" table:number-rows-spanned="1">
            <text:p>Chasse au PacGum débuggée &amp;&amp; pacman_v1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33" office:value-type="string" calcext:value-type="string" table:number-columns-spanned="25" table:number-rows-spanned="1">
            <text:p>Réflexion sur potentiel Tps 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33" office:value-type="string" calcext:value-type="string" table:number-columns-spanned="25" table:number-rows-spanned="1">
            <text:p>Continuation modèle pacman_v2 &amp;&amp; réunion encadrant &amp;&amp; travail sur interface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office:value-type="string" calcext:value-type="string" table:number-columns-spanned="25" table:number-rows-spanned="1">
            <text:p>Continuation sur le Pacman &amp;&amp; début de mise en place de l’interface</text:p>
          </table:table-cell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3" table:default-cell-style-name="ce25"/>
        <table:table-column table:style-name="co4" table:number-columns-repeated="25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6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6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6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28" table:formula="of:=SUM([.Z2:.Z5])" office:value-type="time" office:time-value="PT28H00M00S" calcext:value-type="time">
            <text:p>28:00</text:p>
          </table:table-cell>
          <table:table-cell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number-columns-repeated="1023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35" office:value-type="string" calcext:value-type="string" table:number-columns-spanned="25" table:number-rows-spanned="1">
            <text:p>Mise en place de l’interface Tkinter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33" office:value-type="string" calcext:value-type="string" table:number-columns-spanned="25" table:number-rows-spanned="1">
            <text:p>Passage de main à PacManController() &amp; débuggage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33" office:value-type="string" calcext:value-type="string" table:number-columns-spanned="25" table:number-rows-spanned="1">
            <text:p>Découverte d’un problème de définition majeur entre la librairie et la littérature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6-03" calcext:value-type="date">
            <text:p>lundi 3 juin</text:p>
          </table:table-cell>
          <table:table-cell table:style-name="ce33" office:value-type="string" calcext:value-type="string" table:number-columns-spanned="25" table:number-rows-spanned="1">
            <text:p>Essais de correction de modèle &amp; réunion encadrant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office:value-type="string" calcext:value-type="string" table:number-columns-spanned="25" table:number-rows-spanned="1">
            <text:p>Mise en œuvre d’une interface graphique</text:p>
          </table:table-cell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4'.B2:'Semaine 4'.Y5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3" table:default-cell-style-name="Default"/>
        <table:table-column table:style-name="co4" table:number-columns-repeated="25" table:default-cell-style-name="Default"/>
        <table:table-column table:style-name="co5" table:number-columns-repeated="998" table:default-cell-style-name="Default"/>
        <table:table-row table:style-name="ro1">
          <table:table-cell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table:style-name="ce25" office:value-type="date" office:date-value="2019-06-04" calcext:value-type="date">
            <text:p>mardi 4 juin</text:p>
          </table:table-cell>
          <table:table-cell table:number-columns-repeated="24" table:style-name="ce15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table:style-name="ce25" office:value-type="date" office:date-value="2019-06-05" calcext:value-type="date">
            <text:p>mercredi 5 juin</text:p>
          </table:table-cell>
          <table:table-cell table:number-columns-repeated="24" table:style-name="ce15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table:style-name="ce25" office:value-type="date" office:date-value="2019-06-06" calcext:value-type="date">
            <text:p>jeudi 6 juin</text:p>
          </table:table-cell>
          <table:table-cell table:number-columns-repeated="24" table:style-name="ce15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table:style-name="ce25" office:value-type="date" office:date-value="2019-06-07" calcext:value-type="date">
            <text:p>vendredi 7 juin</text:p>
          </table:table-cell>
          <table:table-cell table:number-columns-repeated="24" table:style-name="ce15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42" table:formula="of:=SUM([.Z2:.Z5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avail Réalisé :</text:p>
          </table:table-cell>
          <table:table-cell table:number-columns-repeated="1023"/>
        </table:table-row>
        <table:table-row table:style-name="ro1">
          <table:table-cell table:style-name="ce25" table:formula="of:=[.A2]" office:value-type="date" office:date-value="2019-06-04" calcext:value-type="date">
            <text:p>mardi 4 juin</text:p>
          </table:table-cell>
          <table:table-cell table:style-name="ce33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ce25" table:formula="of:=[.A3]" office:value-type="date" office:date-value="2019-06-05" calcext:value-type="date">
            <text:p>mercredi 5 juin</text:p>
          </table:table-cell>
          <table:table-cell table:style-name="ce33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ce25" table:formula="of:=[.A4]" office:value-type="date" office:date-value="2019-06-06" calcext:value-type="date">
            <text:p>jeudi 6 juin</text:p>
          </table:table-cell>
          <table:table-cell table:style-name="ce33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ce25" table:formula="of:=[.A5]" office:value-type="date" office:date-value="2019-06-07" calcext:value-type="date">
            <text:p>vendredi 7 juin</text:p>
          </table:table-cell>
          <table:table-cell table:style-name="ce33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/>
          <table:table-cell table:style-name="ce10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Compte Rendu</text:p>
          </table:table-cell>
          <table:table-cell table:style-name="ce33" table:number-columns-spanned="25" table:number-rows-spanned="1"/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5'.B2:'Semaine 5'.Y5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3" table:default-cell-style-name="ce25"/>
        <table:table-column table:style-name="co4" table:default-cell-style-name="ce17"/>
        <table:table-column table:style-name="co4" table:number-columns-repeated="24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2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35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33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33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33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33" table:number-columns-spanned="25" table:number-rows-spanned="1"/>
          <table:covered-table-cell table:number-columns-repeated="24" table:style-name="ce10"/>
        </table:table-row>
        <table:table-row table:style-name="ro1">
          <table:table-cell table:style-name="Default"/>
          <table:table-cell table:style-name="ce10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table:number-columns-spanned="25" table:number-rows-spanned="1"/>
          <table:covered-table-cell table:number-columns-repeated="24" table:style-name="ce10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date-style style:name="N122">
      <number:day/>
      <number:text>:</number:text>
      <number:hours number:style="long"/>
      <number:text>:</number:text>
      <number:minutes number:style="long"/>
    </number:date-style>
    <number:time-style style:name="N123" number:truncate-on-overflow="false">
      <number:hours number:style="long"/>
      <number:text>:</number:text>
      <number:minutes number:style="long"/>
    </number:time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09:46:37.230619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6-03T16:36:21.129418935</dc:date>
    <meta:editing-duration>P1DT3H16M32S</meta:editing-duration>
    <meta:editing-cycles>56</meta:editing-cycles>
    <meta:generator>LibreOffice/6.0.7.3$Linux_X86_64 LibreOffice_project/00m0$Build-3</meta:generator>
    <meta:document-statistic meta:table-count="7" meta:cell-count="972" meta:object-count="0"/>
  </office:meta>
</office:document-meta>
</file>